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Header">
      <style:paragraph-properties fo:margin-top="0cm" fo:margin-bottom="0cm" loext:contextual-spacing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Arial" fo:font-weight="bold" style:font-weight-asian="bold" style:font-size-complex="12pt" style:font-weight-complex="bold"/>
    </style:style>
    <style:style style:name="P5" style:family="paragraph" style:parent-style-name="Standard">
      <style:text-properties fo:color="#ff0000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003300" officeooo:rsid="000e11f6" officeooo:paragraph-rsid="000e11f6"/>
    </style:style>
    <style:style style:name="P7" style:family="paragraph" style:parent-style-name="Standard">
      <style:text-properties fo:color="#003300" officeooo:rsid="000e1325" officeooo:paragraph-rsid="000e1325"/>
    </style:style>
    <style:style style:name="P8" style:family="paragraph" style:parent-style-name="Standard">
      <style:text-properties fo:color="#003300" style:font-name="Arial" fo:font-weight="normal" officeooo:rsid="00106fc6" officeooo:paragraph-rsid="00106fc6" style:font-weight-asian="normal" style:font-weight-complex="normal"/>
    </style:style>
    <style:style style:name="P9" style:family="paragraph" style:parent-style-name="Standard">
      <style:text-properties officeooo:rsid="000e1325" officeooo:paragraph-rsid="0010166a"/>
    </style:style>
    <style:style style:name="P10" style:family="paragraph" style:parent-style-name="Standard">
      <style:text-properties officeooo:paragraph-rsid="0010166a"/>
    </style:style>
    <style:style style:name="P11" style:family="paragraph" style:parent-style-name="instrucao_20_de_20_preenchimento">
      <style:text-properties fo:color="#000000" style:font-name="Arial" fo:font-weight="bold" style:font-weight-asian="bold" style:font-weight-complex="bold"/>
    </style:style>
    <style:style style:name="P12" style:family="paragraph" style:parent-style-name="instrucao_20_de_20_preenchimento">
      <style:text-properties fo:color="#ff0000" fo:font-size="13pt" fo:font-weight="bold" style:font-size-asian="13pt" style:font-weight-asian="bold" style:font-size-complex="13pt" style:font-weight-complex="bold"/>
    </style:style>
    <style:style style:name="P13" style:family="paragraph" style:parent-style-name="instrucao_20_de_20_preenchimento">
      <style:text-properties fo:color="#003300" officeooo:rsid="000e11f6" officeooo:paragraph-rsid="000e11f6"/>
    </style:style>
    <style:style style:name="P14" style:family="paragraph" style:parent-style-name="Standard">
      <style:text-properties officeooo:paragraph-rsid="00106fc6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 style:parent-style-name="Heading_20_1" style:list-style-name=""/>
    <style:style style:name="P17" style:family="paragraph" style:parent-style-name="instrucao_20_de_20_preenchimento">
      <style:text-properties officeooo:paragraph-rsid="00142ea2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3" style:family="text">
      <style:text-properties style:language-asian="en" style:country-asian="US"/>
    </style:style>
    <style:style style:name="T4" style:family="text">
      <style:text-properties fo:color="#000000" style:font-name="Arial" fo:font-style="normal" fo:font-weight="bold" style:font-style-asian="normal" style:font-weight-asian="bold" style:font-weight-complex="bold"/>
    </style:style>
    <style:style style:name="T5" style:family="text">
      <style:text-properties fo:color="#000000" style:font-name="Arial" fo:font-style="normal" fo:font-weight="bold" style:font-style-asian="normal" style:font-weight-asian="bold" style:font-size-complex="12pt" style:font-weight-complex="bold"/>
    </style:style>
    <style:style style:name="T6" style:family="text">
      <style:text-properties fo:color="#ff0000"/>
    </style:style>
    <style:style style:name="T7" style:family="text">
      <style:text-properties fo:color="#003300"/>
    </style:style>
    <style:style style:name="T8" style:family="text">
      <style:text-properties fo:color="#003300" officeooo:rsid="0010166a"/>
    </style:style>
    <style:style style:name="T9" style:family="text">
      <style:text-properties fo:color="#003300" officeooo:rsid="000f3514"/>
    </style:style>
    <style:style style:name="T10" style:family="text">
      <style:text-properties fo:color="#003300" officeooo:rsid="00106fc6"/>
    </style:style>
    <style:style style:name="T11" style:family="text">
      <style:text-properties fo:color="#003300" officeooo:rsid="00142e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Fonte_20_parág._20_padrão"><text:span text:style-name="T1">Termo de Abertura do Projetos</text:span></text:span></text:p>
      <text:p text:style-name="P3"/>
      <text:p text:style-name="P3"><text:span text:style-name="Fonte_20_parág._20_padrão"><text:span text:style-name="T2">Nome do Responsável:</text:span></text:span></text:p>
      <text:p text:style-name="P3"/>
      <text:h text:style-name="P16" text:outline-level="1"><text:bookmark-start text:name="_Toc249070310"/>Introdução<text:bookmark-end text:name="_Toc249070310"/></text:h>
      <text:p text:style-name="P4">1.1 Visão geral</text:p>
      <text:p text:style-name="P6">Criar um site pessoal com objetivo de compartilhar ideias, principalmente as minhas.</text:p>
      <text:p text:style-name="P6">O site terá uma página inicial para falar sobre mim, algumas fotos e com um vídeo de introdução para o visitante entender do que se trata o site e um resumo do objetivo de compartilhar essas ideias.</text:p>
      <text:p text:style-name="P6">Neste site haverá uma página para cadastro das ideias e outra para mostrar as ideias.</text:p>
      <text:h text:style-name="P16" text:outline-level="1"><text:span text:style-name="Fonte_20_parág._20_padrão"><text:span text:style-name="T3">Objetivos do Projeto</text:span></text:span></text:h>
      <text:p text:style-name="instrucao_20_de_20_preenchimento"><text:span text:style-name="Fonte_20_parág._20_padrão"><text:span text:style-name="T4">2.1 </text:span></text:span><text:bookmark-start text:name="_Toc249070312"/><text:span text:style-name="Fonte_20_parág._20_padrão"><text:span text:style-name="T5">Principais </text:span></text:span><text:bookmark-end text:name="_Toc249070312"/><text:span text:style-name="Fonte_20_parág._20_padrão"><text:span text:style-name="T5">Objetivos do Projeto</text:span></text:span></text:p>
      <text:p text:style-name="P13">O Cadastro de ideias será usado para vendê-las, então haverá uma padronização das informações básicas que a ideia deve ter. </text:p>
      <text:p text:style-name="P7">Na tela principal de cadastro será possível informar os campos:</text:p>
      <text:p text:style-name="P9"><text:span text:style-name="T7">Título ou nome | Resumo | Desenho/Imagens | descrição detalhada | Recursos humanos necessários </text:span><text:span text:style-name="T8">(conhecimentos necessários)</text:span><text:span text:style-name="T7"> | Recursos físicos necessários | </text:span><text:span text:style-name="T9">Classificação da ideia | <text:s/>ideia relacionada (se pertence a outra ideia) | Tipo (principal, acessória) <text:s/>| Pontos Fracos/Negativos(a melhorar) | Pontos Fortes | Objetivo Financeiro | Tipo de Impacto (Se ambiental, qualidade de vida, economia) | </text:span></text:p>
      <text:p text:style-name="P10"><text:span text:style-name="T9">C</text:span><text:span text:style-name="T8">om o uso deste sistema </text:span><text:span text:style-name="T10">o visitante interessado poderá interagir podendo demonstrar interesse entrando em contato pelo formulário de contato.</text:span></text:p>
      <text:h text:style-name="P16" text:outline-level="1"><text:bookmark-start text:name="_Toc249070314"/>Produtos do Projeto<text:bookmark-end text:name="_Toc249070314"/></text:h>
      <text:p text:style-name="P11">3.1 Artefatos entregues</text:p>
      <text:p text:style-name="P8">Formulários a serem entregues:</text:p>
      <text:p text:style-name="P8">* Contato;</text:p>
      <text:p text:style-name="P8">* Cadastro de ideia;</text:p>
      <text:p text:style-name="P8">* Cadastro de tipo de ideia;</text:p>
      <text:p text:style-name="P8">* Classificação da ideia;</text:p>
      <text:p text:style-name="P14"><text:bookmark-start text:name="PlanoFases"/><text:bookmark-start text:name="_Toc430447687"/><text:bookmark-start text:name="_Ref472483531"/></text:p>
      <text:h text:style-name="P16" text:outline-level="1"><text:bookmark-start text:name="_Toc2490703142"/>Premissas do Projeto<text:bookmark-end text:name="_Toc2490703142"/></text:h>
      <text:p text:style-name="P11">4.1 Premissas, escopo e requisitos</text:p>
      <text:p text:style-name="P17"><text:span text:style-name="T11">Site desenvolvido em html5, javascript, jquery e css</text:span><text:bookmark-end text:name="PlanoFases"/><text:bookmark-end text:name="_Toc430447687"/><text:bookmark-end text:name="_Ref4724835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Times New Roman" style:font-size-asian="12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Times New Roman" style:font-size-asian="12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 draw:opacity="100%"/>
      <style:paragraph-properties fo:margin-top="0.423cm" fo:margin-bottom="0.212cm" loext:contextual-spacing="false" fo:hyphenation-ladder-count="no-limit" fo:background-color="#f2f2f2" fo:padding-left="0.141cm" fo:padding-right="0.141cm" fo:padding-top="0.035cm" fo:padding-bottom="0.035cm" fo:border="0.51pt solid #00000a" style:shadow="#000000 0.018cm 0.018cm" fo:keep-with-next="always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Numerada" style:family="paragraph" style:parent-style-name="Standard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auto-update="true">
      <style:paragraph-properties fo:margin-top="0cm" fo:margin-bottom="0cm" loext:contextual-spacing="false" fo:hyphenation-ladder-count="no-limit"/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/>
    </style:style>
    <style:style style:name="titulo" style:family="paragraph" style:parent-style-name="Standard">
      <style:paragraph-properties fo:margin-top="9.313cm" fo:margin-bottom="0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Corpo_20_de_20_texto_20_2" style:display-name="Corpo de texto 2" style:family="paragraph" style:parent-style-name="Standard">
      <style:paragraph-properties fo:margin-top="0cm" fo:margin-bottom="0.318cm" loext:contextual-spacing="false" fo:hyphenation-ladder-count="no-limit"/>
      <style:text-properties fo:font-style="italic" style:font-style-asian="italic" fo:hyphenate="false"/>
    </style:style>
    <style:style style:name="sistema" style:family="paragraph" style:parent-style-name="titulo">
      <style:paragraph-properties fo:margin-top="0cm" fo:margin-bottom="0.423cm" loext:contextual-spacing="false" fo:hyphenation-ladder-count="no-limit"/>
      <style:text-properties fo:font-style="italic" style:font-style-asian="italic" fo:hyphenate="false"/>
    </style:style>
    <style:style style:name="instrucao_20_de_20_preenchimento" style:display-name="instrucao de preenchimento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loext:contextual-spacing="false" fo:text-align="start" style:justify-single-word="false" fo:hyphenation-ladder-count="no-limit"/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Padrão" style:family="paragraph">
      <style:paragraph-properties fo:orphans="2" fo:widows="2" fo:hyphenation-ladder-count="no-limit"/>
      <style:text-properties style:font-size-complex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Assunto_20_do_20_comentário" style:display-name="Assunto do comentário" style:family="paragraph" style:paren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onte_20_parág._20_padrão"/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-complex="Courier New" style:font-family-complex="'Courier New'" style:font-family-generic-complex="modern" style:font-pitch-complex="fixed"/>
    </style:style>
    <style:style style:name="WW_5f_CharLFO25LVL5" style:display-name="WW_CharLFO25LVL5" style:family="text">
      <style:text-properties style:font-name-complex="Courier New" style:font-family-complex="'Courier New'" style:font-family-generic-complex="modern" style:font-pitch-complex="fixed"/>
    </style:style>
    <style:style style:name="WW_5f_CharLFO25LVL8" style:display-name="WW_CharLFO25LVL8" style:family="text">
      <style:text-properties style:font-name-complex="Courier New" style:font-family-complex="'Courier New'" style:font-family-generic-complex="modern" style:font-pitch-complex="fixed"/>
    </style:style>
    <style:style style:name="WW_5f_CharLFO26LVL2" style:display-name="WW_CharLFO26LVL2" style:family="text">
      <style:text-properties style:font-name-complex="Courier New" style:font-family-complex="'Courier New'" style:font-family-generic-complex="modern" style:font-pitch-complex="fixed"/>
    </style:style>
    <style:style style:name="WW_5f_CharLFO26LVL5" style:display-name="WW_CharLFO26LVL5" style:family="text">
      <style:text-properties style:font-name-complex="Courier New" style:font-family-complex="'Courier New'" style:font-family-generic-complex="modern" style:font-pitch-complex="fixed"/>
    </style:style>
    <style:style style:name="WW_5f_CharLFO26LVL8" style:display-name="WW_CharLFO26LVL8" style:family="text">
      <style:text-properties style:font-name-complex="Courier New" style:font-family-complex="'Courier New'" style:font-family-generic-complex="modern" style:font-pitch-complex="fixed"/>
    </style:style>
    <style:style style:name="WW_5f_CharLFO34LVL1" style:display-name="WW_CharLFO3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4cm" fo:margin-left="0.501cm"/>
        </style:list-level-properties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4cm" fo:margin-left="0.501cm"/>
        </style:list-level-properties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dc:title>Template para o Plano do projeto</dc:title>
    <dc:subject>Metodologia Emprel</dc:subject>
    <meta:initial-creator>1334</meta:initial-creator>
    <meta:creation-date>2014-12-09T12:48:00Z</meta:creation-date>
    <dc:date>2019-04-23T21:54:23.271428791</dc:date>
    <meta:print-date>2000-12-05T11:23:00Z</meta:print-date>
    <meta:editing-cycles>15</meta:editing-cycles>
    <meta:editing-duration>PT16H2M4S</meta:editing-duration>
    <meta:document-statistic meta:table-count="0" meta:image-count="0" meta:object-count="0" meta:page-count="1" meta:paragraph-count="23" meta:word-count="233" meta:character-count="1484" meta:non-whitespace-character-count="1270"/>
    <meta:user-defined meta:name="AppVersion">12.0000</meta:user-defined>
    <meta:user-defined meta:name="Company">CESAR - Qualit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Termo%20de%20abertura%20do%20projeto%20-%20Noturno%20-%20Alunos.odt/Normal.dotm"/>
  </office:meta>
</office:document-meta>
</file>